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233e7" officeooo:paragraph-rsid="001233e7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233e7" officeooo:paragraph-rsid="001233e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7" style:family="paragraph" style:parent-style-name="Preformatted_20_Text">
      <style:text-properties fo:font-size="11pt" fo:font-weight="normal" officeooo:rsid="001233e7" officeooo:paragraph-rsid="001233e7" style:font-size-asian="11pt" style:font-weight-asian="normal" style:font-size-complex="11pt" style:font-weight-complex="normal"/>
    </style:style>
    <style:style style:name="P8" style:family="paragraph" style:parent-style-name="Preformatted_20_Text">
      <style:text-properties fo:font-size="11pt" style:font-size-asian="11pt" style:font-size-complex="11pt"/>
    </style:style>
    <style:style style:name="P9" style:family="paragraph" style:parent-style-name="Preformatted_20_Text">
      <style:text-properties fo:font-size="11pt" officeooo:paragraph-rsid="001233e7" style:font-size-asian="11pt" style:font-size-complex="11pt"/>
    </style:style>
    <style:style style:name="P10" style:family="paragraph" style:parent-style-name="Preformatted_20_Text">
      <style:text-properties fo:font-size="11pt" officeooo:rsid="001233e7" officeooo:paragraph-rsid="001233e7" style:font-size-asian="11pt" style:font-size-complex="11pt"/>
    </style:style>
    <style:style style:name="P11" style:family="paragraph" style:parent-style-name="Preformatted_20_Text">
      <style:text-properties fo:font-size="11pt" officeooo:paragraph-rsid="00150c5f" style:font-size-asian="11pt" style:font-size-complex="11pt"/>
    </style:style>
    <style:style style:name="P12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Preformatted_20_Text">
      <style:text-properties style:font-name="Liberation Mono" fo:font-size="11pt" style:font-size-asian="11pt" style:font-size-complex="11pt"/>
    </style:style>
    <style:style style:name="P14" style:family="paragraph" style:parent-style-name="Preformatted_20_Text">
      <style:paragraph-properties fo:margin-top="0cm" fo:margin-bottom="0.499cm" loext:contextual-spacing="false"/>
      <style:text-properties fo:font-size="11pt" style:font-size-asian="11pt" style:font-size-complex="11pt"/>
    </style:style>
    <style:style style:name="T1" style:family="text">
      <style:text-properties officeooo:rsid="001233e7"/>
    </style:style>
    <style:style style:name="T2" style:family="text">
      <style:text-properties officeooo:rsid="0013c2dd"/>
    </style:style>
    <style:style style:name="T3" style:family="text">
      <style:text-properties officeooo:rsid="001643df"/>
    </style:style>
    <style:style style:name="T4" style:family="text">
      <style:text-properties style:font-name="Liberation Serif"/>
    </style:style>
    <style:style style:name="T5" style:family="text">
      <style:text-properties style:font-name="Liberation Mono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SN COLLEGE OF ENGINEERING, KALAVAKKAM</text:p>
      <text:p text:style-name="P2">(An Autonomous Institution, Affiliated to Anna University, Chennai)</text:p>
      <text:p text:style-name="P2">DEPARTMENT OF COMPUTER SCIENCE AND ENGINEERING</text:p>
      <text:p text:style-name="P2">UCS1411 - OPERATING SYSTEMS LAB</text:p>
      <text:p text:style-name="P2">Batch: 2018-22</text:p>
      <text:p text:style-name="P2">Academic Year: 2019-20</text:p>
      <text:p text:style-name="P2">Class: CSE B</text:p>
      <text:p text:style-name="P2">------------------------------------------------------------------------------------------------------</text:p>
      <text:p text:style-name="P3">Lab Exercise 12: File Allocation Techniques</text:p>
      <text:p text:style-name="P3"/>
      <text:p text:style-name="P4">ROLL NO: 185001096 <text:s text:c="43"/>Name:S.Nachammai Devi Pooja</text:p>
      <text:p text:style-name="P3"/>
      <text:p text:style-name="P3">AIM:</text:p>
      <text:p text:style-name="P5">To develop a C program to implement the various file allocation techniques.</text:p>
      <text:p text:style-name="P6"/>
      <text:p text:style-name="P1">CODE :</text:p>
      <text:p text:style-name="P1"/>
      <text:p text:style-name="P7">#include&lt;stdio.h&gt;</text:p>
      <text:p text:style-name="P8">#<text:span text:style-name="T5">include&lt;stdlib.h&gt;</text:span></text:p>
      <text:p text:style-name="P13">#include&lt;string.h&gt;</text:p>
      <text:p text:style-name="P13">#include&lt;time.h&gt;</text:p>
      <text:p text:style-name="P13"/>
      <text:p text:style-name="P13">int memory;</text:p>
      <text:p text:style-name="P13">int block_size;</text:p>
      <text:p text:style-name="P13">int no_file;</text:p>
      <text:p text:style-name="P13">int no_blocks;</text:p>
      <text:p text:style-name="P13"/>
      <text:p text:style-name="P13">typedef struct mem</text:p>
      <text:p text:style-name="P13">{</text:p>
      <text:p text:style-name="P13"><text:s text:c="8"/>int block_id;</text:p>
      <text:p text:style-name="P13"><text:s text:c="8"/>char filename[50];</text:p>
      <text:p text:style-name="P13"><text:s text:c="8"/>int flag;</text:p>
      <text:p text:style-name="P13">}mem;</text:p>
      <text:p text:style-name="P13">typedef struct inp</text:p>
      <text:p text:style-name="P13">{</text:p>
      <text:p text:style-name="P13"><text:s text:c="8"/>char file[50];</text:p>
      <text:p text:style-name="P13"><text:s text:c="8"/>int size;</text:p>
      <text:p text:style-name="P13"><text:s text:c="8"/>int req_block;</text:p>
      <text:p text:style-name="P13">}input;</text:p>
      <text:p text:style-name="P13"/>
      <text:p text:style-name="P13">typedef struct linked</text:p>
      <text:p text:style-name="P13">{</text:p>
      <text:p text:style-name="P13"><text:s text:c="8"/>char filename[50];</text:p>
      <text:p text:style-name="P13"><text:s text:c="8"/>int block;</text:p>
      <text:p text:style-name="P13"><text:s text:c="8"/>struct linked *next;</text:p>
      <text:p text:style-name="P13">}list;</text:p>
      <text:p text:style-name="P13"/>
      <text:p text:style-name="P13">typedef struct indexed</text:p>
      <text:p text:style-name="P13">{</text:p>
      <text:p text:style-name="P13"><text:s text:c="8"/>int block_id;</text:p>
      <text:p text:style-name="P8"><text:s text:c="8"/>int blocks[100];</text:p>
      <text:p text:style-name="P8"/>
      <text:p text:style-name="P8"><text:soft-page-break/>}indexs;</text:p>
      <text:p text:style-name="P8"/>
      <text:p text:style-name="P8">input value[100];</text:p>
      <text:p text:style-name="P8">mem contiguous[100];</text:p>
      <text:p text:style-name="P8">int checks()</text:p>
      <text:p text:style-name="P8">{</text:p>
      <text:p text:style-name="P8"><text:s text:c="8"/>int max = 0;</text:p>
      <text:p text:style-name="P8"><text:s text:c="8"/>for(int i=0;i&lt;no_blocks-1;i++)</text:p>
      <text:p text:style-name="P8"><text:s text:c="8"/>{</text:p>
      <text:p text:style-name="P8"><text:s text:c="16"/>int count = 0;</text:p>
      <text:p text:style-name="P8"><text:s text:c="16"/>if(contiguous[i].flag == 0)</text:p>
      <text:p text:style-name="P8"><text:s text:c="16"/>{</text:p>
      <text:p text:style-name="P8"><text:s text:c="24"/>for(int j=i+1;j&lt;no_blocks;j++)</text:p>
      <text:p text:style-name="P8"><text:s text:c="24"/>{</text:p>
      <text:p text:style-name="P8"><text:s text:c="32"/>if(contiguous[j].flag == 0)</text:p>
      <text:p text:style-name="P8"><text:s text:c="40"/>count++;</text:p>
      <text:p text:style-name="P8"><text:s text:c="32"/>else</text:p>
      <text:p text:style-name="P8"><text:s text:c="40"/>break; <text:s/></text:p>
      <text:p text:style-name="P8"><text:s text:c="24"/>}</text:p>
      <text:p text:style-name="P8"><text:s text:c="16"/>}</text:p>
      <text:p text:style-name="P8"><text:s text:c="16"/>if(count &gt; max)</text:p>
      <text:p text:style-name="P8"><text:s text:c="24"/>max = count;</text:p>
      <text:p text:style-name="P8"><text:s text:c="8"/>}</text:p>
      <text:p text:style-name="P8"><text:s text:c="8"/>return max;</text:p>
      <text:p text:style-name="P8">}</text:p>
      <text:p text:style-name="P8">int generate()</text:p>
      <text:p text:style-name="P8">{</text:p>
      <text:p text:style-name="P8"><text:s text:c="8"/>int r;</text:p>
      <text:p text:style-name="P8"><text:s text:c="8"/>r = rand()%no_blocks; <text:s text:c="2"/></text:p>
      <text:p text:style-name="P8"><text:s text:c="8"/>return r;</text:p>
      <text:p text:style-name="P8">}</text:p>
      <text:p text:style-name="P8"/>
      <text:p text:style-name="P8">void alloc_contiguous()</text:p>
      <text:p text:style-name="P8">{</text:p>
      <text:p text:style-name="P8"/>
      <text:p text:style-name="P8"><text:s text:c="8"/>printf("-------------------Contiguous Allocation------------------\n\n");</text:p>
      <text:p text:style-name="P8"><text:s text:c="8"/>input en[no_file];</text:p>
      <text:p text:style-name="P8"><text:s text:c="8"/>for(int j=0;j&lt;no_file;j++)</text:p>
      <text:p text:style-name="P8"><text:s text:c="8"/>{</text:p>
      <text:p text:style-name="P8"><text:s text:c="16"/>en[j] = value[j];</text:p>
      <text:p text:style-name="P8"><text:s text:c="8"/>}</text:p>
      <text:p text:style-name="P8"><text:s text:c="8"/>printf("%s%10s%10s\n","Filename\0","Start\0","Length\0");</text:p>
      <text:p text:style-name="P8"><text:s text:c="8"/>for(int s=0;s&lt;no_file;s++)</text:p>
      <text:p text:style-name="P8"><text:s text:c="8"/>{</text:p>
      <text:p text:style-name="P8"><text:s text:c="16"/>while(1)</text:p>
      <text:p text:style-name="P8"><text:s text:c="16"/>{</text:p>
      <text:p text:style-name="P8"><text:s text:c="24"/>int r;</text:p>
      <text:p text:style-name="P8"><text:s text:c="24"/>r = generate();</text:p>
      <text:p text:style-name="P8"><text:s text:c="24"/>if(contiguous[r].flag == 1)</text:p>
      <text:p text:style-name="P8"><text:s text:c="32"/>continue;</text:p>
      <text:p text:style-name="P8"><text:s text:c="24"/>if(en[s].req_block &lt;= checks())</text:p>
      <text:p text:style-name="P8"><text:s text:c="24"/>{</text:p>
      <text:p text:style-name="P8"><text:s text:c="32"/>int start;</text:p>
      <text:p text:style-name="P8"><text:s text:c="32"/>int end = 0;</text:p>
      <text:p text:style-name="P8"><text:s text:c="32"/>int arr[en[s].req_block];</text:p>
      <text:p text:style-name="P8"><text:s text:c="32"/>int si;</text:p>
      <text:p text:style-name="P8"><text:s text:c="32"/>for(int l=r;l&lt;no_blocks;l++)</text:p>
      <text:p text:style-name="P8"><text:soft-page-break/><text:s text:c="32"/>{</text:p>
      <text:p text:style-name="P8"><text:s text:c="40"/>start = l;</text:p>
      <text:p text:style-name="P8"><text:s text:c="40"/>si = 0;</text:p>
      <text:p text:style-name="P8"><text:s text:c="40"/>for(int m=l+1;m&lt;no_blocks;m++)</text:p>
      <text:p text:style-name="P8"><text:s text:c="40"/>{</text:p>
      <text:p text:style-name="P8"><text:s text:c="48"/>if(contiguous[m].flag == 1 || si == en[s].req_block-1)</text:p>
      <text:p text:style-name="P8"><text:s text:c="56"/>break;</text:p>
      <text:p text:style-name="P8"><text:s text:c="48"/>else</text:p>
      <text:p text:style-name="P8"><text:s text:c="48"/>{</text:p>
      <text:p text:style-name="P8"><text:s text:c="56"/>arr[si] = m;</text:p>
      <text:p text:style-name="P8"><text:s text:c="56"/>si++;</text:p>
      <text:p text:style-name="P8"><text:s text:c="48"/>}</text:p>
      <text:p text:style-name="P8"/>
      <text:p text:style-name="P8"><text:s text:c="40"/>}</text:p>
      <text:p text:style-name="P8"><text:s text:c="40"/>if(si == en[s].req_block-1)</text:p>
      <text:p text:style-name="P8"><text:s text:c="40"/>{</text:p>
      <text:p text:style-name="P8"><text:s text:c="48"/>for(int ss=0;ss&lt;si;ss++)</text:p>
      <text:p text:style-name="P8"><text:s text:c="48"/>{</text:p>
      <text:p text:style-name="P8"><text:s text:c="56"/>contiguous[arr[ss]].flag = 1;</text:p>
      <text:p text:style-name="P8"><text:s text:c="56"/>strcpy(contiguous[arr[ss]].filename,en[s].file);</text:p>
      <text:p text:style-name="P8"><text:s text:c="48"/>}</text:p>
      <text:p text:style-name="P8"><text:s text:c="48"/>printf("%s%10d%10d\n",en[s].file,start,en[s].size);</text:p>
      <text:p text:style-name="P8"><text:s text:c="48"/>end = 1;</text:p>
      <text:p text:style-name="P8"><text:s text:c="48"/>break;</text:p>
      <text:p text:style-name="P8"/>
      <text:p text:style-name="P8"><text:s text:c="40"/>}</text:p>
      <text:p text:style-name="P8"><text:s text:c="40"/></text:p>
      <text:p text:style-name="P8"/>
      <text:p text:style-name="P8"><text:s text:c="32"/>}</text:p>
      <text:p text:style-name="P8"><text:s text:c="32"/>if(end == 1)</text:p>
      <text:p text:style-name="P8"><text:s text:c="40"/>break;</text:p>
      <text:p text:style-name="P8"><text:s text:c="24"/>}</text:p>
      <text:p text:style-name="P8"><text:s text:c="24"/>else</text:p>
      <text:p text:style-name="P8"><text:s text:c="24"/>{</text:p>
      <text:p text:style-name="P8"><text:s text:c="32"/>printf("Not Allocated for %s!!! Continuous blocks not available\n",en[s].file);</text:p>
      <text:p text:style-name="P8"><text:s text:c="32"/>break;</text:p>
      <text:p text:style-name="P8"><text:s text:c="24"/>}</text:p>
      <text:p text:style-name="P8"><text:s text:c="16"/>}</text:p>
      <text:p text:style-name="P8"><text:s text:c="8"/>}</text:p>
      <text:p text:style-name="P8"/>
      <text:p text:style-name="P8"><text:s text:c="8"/>printf("\n\n------------------------------------------------------\n\n");</text:p>
      <text:p text:style-name="P8"/>
      <text:p text:style-name="P8">}</text:p>
      <text:p text:style-name="P8"/>
      <text:p text:style-name="P8">void insert(list *f,char file[50],int b)</text:p>
      <text:p text:style-name="P8">{</text:p>
      <text:p text:style-name="P8"><text:s text:c="8"/>list *s = f;</text:p>
      <text:p text:style-name="P8"><text:s text:c="8"/>list *p;</text:p>
      <text:p text:style-name="P8"><text:s text:c="8"/>p = (struct linked *)malloc(sizeof(struct linked));</text:p>
      <text:p text:style-name="P8"><text:s text:c="8"/>strcpy(p-&gt;filename,file);</text:p>
      <text:p text:style-name="P8"><text:s text:c="8"/>p-&gt;block = b;</text:p>
      <text:p text:style-name="P8"><text:s text:c="8"/>while(s-&gt;next != NULL)</text:p>
      <text:p text:style-name="P8"><text:soft-page-break/><text:s text:c="16"/>s = s-&gt;next;</text:p>
      <text:p text:style-name="P8"><text:s text:c="8"/></text:p>
      <text:p text:style-name="P8"><text:s text:c="8"/>p-&gt;next = s-&gt;next;</text:p>
      <text:p text:style-name="P8"><text:s text:c="8"/>s-&gt;next = p;</text:p>
      <text:p text:style-name="P8">}</text:p>
      <text:p text:style-name="P8"/>
      <text:p text:style-name="P8">int checking()</text:p>
      <text:p text:style-name="P8">{</text:p>
      <text:p text:style-name="P8"><text:s text:c="8"/>int count=0;</text:p>
      <text:p text:style-name="P8"><text:s text:c="8"/>for(int j=0;j&lt;no_blocks;j++)</text:p>
      <text:p text:style-name="P8"><text:s text:c="8"/>{</text:p>
      <text:p text:style-name="P8"><text:s text:c="16"/>if(contiguous[j].flag == 0)</text:p>
      <text:p text:style-name="P8"><text:s text:c="24"/>count++; <text:s text:c="7"/></text:p>
      <text:p text:style-name="P8"><text:s text:c="8"/>}</text:p>
      <text:p text:style-name="P8"><text:s text:c="8"/>return count;</text:p>
      <text:p text:style-name="P8"/>
      <text:p text:style-name="P8">}</text:p>
      <text:p text:style-name="P8"/>
      <text:p text:style-name="P8">void alloc_linked()</text:p>
      <text:p text:style-name="P8">{</text:p>
      <text:p text:style-name="P8"/>
      <text:p text:style-name="P8"><text:s text:c="8"/>printf("---------------------Linked Allocation--------------------\n\n");</text:p>
      <text:p text:style-name="P8"><text:s text:c="8"/>list *files[100];</text:p>
      <text:p text:style-name="P8"><text:s text:c="8"/>for(int m=0;m&lt;no_file;m++)</text:p>
      <text:p text:style-name="P8"><text:s text:c="16"/>files[m] = (struct linked *)malloc(sizeof(struct linked));</text:p>
      <text:p text:style-name="P8"><text:s text:c="8"/>printf("%s%15s\n","Filename\0","block\0");</text:p>
      <text:p text:style-name="P8"><text:s text:c="8"/>for(int s=0;s&lt;no_file;s++)</text:p>
      <text:p text:style-name="P8"><text:s text:c="8"/>{</text:p>
      <text:p text:style-name="P8"><text:s text:c="16"/>int i=0,end=0;</text:p>
      <text:p text:style-name="P8"><text:s text:c="16"/>while(i&lt;1)</text:p>
      <text:p text:style-name="P8"><text:s text:c="16"/>{</text:p>
      <text:p text:style-name="P8"><text:s text:c="24"/>int r;</text:p>
      <text:p text:style-name="P8"><text:s text:c="24"/>r = generate();</text:p>
      <text:p text:style-name="P8"><text:s text:c="24"/>if(contiguous[r].flag == 1)</text:p>
      <text:p text:style-name="P8"><text:s text:c="32"/>continue;</text:p>
      <text:p text:style-name="P8"><text:s text:c="24"/>if(value[s].req_block &lt;= checking())</text:p>
      <text:p text:style-name="P8"><text:s text:c="24"/>{</text:p>
      <text:p text:style-name="P8"><text:s text:c="32"/>insert(files[s],value[s].file,contiguous[r].block_id);</text:p>
      <text:p text:style-name="P8"><text:s text:c="32"/>contiguous[r].flag = 1;</text:p>
      <text:p text:style-name="P8"><text:s text:c="32"/>int count = 0;</text:p>
      <text:p text:style-name="P8"><text:s text:c="32"/>while(1)</text:p>
      <text:p text:style-name="P8"><text:s text:c="32"/>{</text:p>
      <text:p text:style-name="P8"><text:s text:c="40"/>int n;</text:p>
      <text:p text:style-name="P8"><text:s text:c="40"/>n = generate();</text:p>
      <text:p text:style-name="P8"><text:s text:c="40"/>if(contiguous[n].flag == 1)</text:p>
      <text:p text:style-name="P8"><text:s text:c="48"/>continue;</text:p>
      <text:p text:style-name="P8"><text:s text:c="40"/>else</text:p>
      <text:p text:style-name="P8"><text:s text:c="40"/>{</text:p>
      <text:p text:style-name="P8"><text:s text:c="48"/>insert(files[s],value[s].file,contiguous[n].block_id);</text:p>
      <text:p text:style-name="P8"><text:s text:c="48"/>contiguous[n].flag = 1;</text:p>
      <text:p text:style-name="P8"><text:s text:c="48"/>count++;</text:p>
      <text:p text:style-name="P8"><text:s text:c="40"/>}</text:p>
      <text:p text:style-name="P8"><text:s text:c="40"/>if(count == value[s].req_block-1)</text:p>
      <text:p text:style-name="P8"><text:s text:c="48"/>break;</text:p>
      <text:p text:style-name="P8"><text:soft-page-break/></text:p>
      <text:p text:style-name="P8"><text:s text:c="32"/>}</text:p>
      <text:p text:style-name="P8"><text:s text:c="24"/>}</text:p>
      <text:p text:style-name="P8"><text:s text:c="24"/>else</text:p>
      <text:p text:style-name="P8"><text:s text:c="24"/>{</text:p>
      <text:p text:style-name="P8"><text:s text:c="32"/>printf("Not Allocated for %s!!! free blocks not sufficient\n",value[s].file);</text:p>
      <text:p text:style-name="P8"><text:s text:c="32"/>end = 1;</text:p>
      <text:p text:style-name="P8"><text:s text:c="32"/>break;</text:p>
      <text:p text:style-name="P8"><text:s text:c="24"/>}</text:p>
      <text:p text:style-name="P8"><text:s text:c="24"/>i++;</text:p>
      <text:p text:style-name="P8"><text:s text:c="16"/>}</text:p>
      <text:p text:style-name="P8"><text:s text:c="16"/>if(end != 1)</text:p>
      <text:p text:style-name="P8"><text:s text:c="16"/>{</text:p>
      <text:p text:style-name="P8"><text:s text:c="24"/>list *ss = files[s]-&gt;next;</text:p>
      <text:p text:style-name="P8"><text:s text:c="24"/>printf("%s%15d ",ss-&gt;filename,ss-&gt;block);</text:p>
      <text:p text:style-name="P8"><text:s text:c="24"/>ss=ss-&gt;next; <text:s text:c="3"/></text:p>
      <text:p text:style-name="P8"><text:s text:c="24"/>while(ss-&gt;next !=NULL)</text:p>
      <text:p text:style-name="P8"><text:s text:c="24"/>{</text:p>
      <text:p text:style-name="P8"><text:s text:c="32"/>printf("%d ",ss-&gt;block);</text:p>
      <text:p text:style-name="P8"><text:s text:c="32"/>ss = ss-&gt;next;</text:p>
      <text:p text:style-name="P8"><text:s text:c="24"/>}</text:p>
      <text:p text:style-name="P8"><text:s text:c="24"/>printf("%d\n",ss-&gt;block);</text:p>
      <text:p text:style-name="P8"><text:s text:c="24"/></text:p>
      <text:p text:style-name="P8"><text:s text:c="16"/>}</text:p>
      <text:p text:style-name="P8"><text:s text:c="8"/>}</text:p>
      <text:p text:style-name="P8"/>
      <text:p text:style-name="P8"><text:s text:c="8"/>printf("\n\n------------------------------------------------------\n\n");</text:p>
      <text:p text:style-name="P8"/>
      <text:p text:style-name="P8">}</text:p>
      <text:p text:style-name="P8"/>
      <text:p text:style-name="P8">void alloc_indexed()</text:p>
      <text:p text:style-name="P8">{</text:p>
      <text:p text:style-name="P8"/>
      <text:p text:style-name="P8"><text:s text:c="8"/>printf("---------------------Indexed Allocation-------------------\n\n");</text:p>
      <text:p text:style-name="P8"><text:s text:c="8"/>indexs in[no_file];</text:p>
      <text:p text:style-name="P8"><text:s text:c="8"/>for(int s=0;s&lt;no_file;s++)</text:p>
      <text:p text:style-name="P8"><text:s text:c="8"/>{</text:p>
      <text:p text:style-name="P8"><text:s text:c="16"/>int i=0,end=0;</text:p>
      <text:p text:style-name="P8"><text:s text:c="16"/>while(i&lt;1)</text:p>
      <text:p text:style-name="P8"><text:s text:c="16"/>{</text:p>
      <text:p text:style-name="P8"><text:s text:c="24"/>int r;</text:p>
      <text:p text:style-name="P8"><text:s text:c="24"/>r = generate();</text:p>
      <text:p text:style-name="P8"><text:s text:c="24"/>if(contiguous[r].flag == 1)</text:p>
      <text:p text:style-name="P8"><text:s text:c="32"/>continue;</text:p>
      <text:p text:style-name="P8"><text:s text:c="24"/>if(value[s].req_block+1 &lt;= checking())</text:p>
      <text:p text:style-name="P8"><text:s text:c="24"/>{</text:p>
      <text:p text:style-name="P8"><text:s text:c="32"/>in[s].block_id=contiguous[r].block_id;</text:p>
      <text:p text:style-name="P8"><text:s text:c="32"/>contiguous[r].flag = 1;</text:p>
      <text:p text:style-name="P8"><text:s text:c="32"/>int count = 0;</text:p>
      <text:p text:style-name="P8"><text:s text:c="32"/>while(1)</text:p>
      <text:p text:style-name="P8"><text:s text:c="32"/>{</text:p>
      <text:p text:style-name="P8"><text:s text:c="40"/>int n;</text:p>
      <text:p text:style-name="P8"><text:s text:c="40"/>n = generate();</text:p>
      <text:p text:style-name="P8"><text:s text:c="40"/>if(contiguous[n].flag == 1)</text:p>
      <text:p text:style-name="P8"><text:s text:c="48"/>continue;</text:p>
      <text:p text:style-name="P8"><text:soft-page-break/><text:s text:c="40"/>else</text:p>
      <text:p text:style-name="P8"><text:s text:c="40"/>{</text:p>
      <text:p text:style-name="P8"><text:s text:c="48"/>in[s].blocks[count] = contiguous[n].block_id; </text:p>
      <text:p text:style-name="P8"><text:s text:c="48"/>contiguous[n].flag = 1;</text:p>
      <text:p text:style-name="P8"><text:s text:c="48"/>count++;</text:p>
      <text:p text:style-name="P8"><text:s text:c="40"/>}</text:p>
      <text:p text:style-name="P8"><text:s text:c="40"/>if(count == value[s].req_block)</text:p>
      <text:p text:style-name="P8"><text:s text:c="48"/>break;</text:p>
      <text:p text:style-name="P8"><text:s text:c="32"/>}</text:p>
      <text:p text:style-name="P8"><text:s text:c="24"/>}</text:p>
      <text:p text:style-name="P8"><text:s text:c="24"/>else</text:p>
      <text:p text:style-name="P8"><text:s text:c="24"/>{</text:p>
      <text:p text:style-name="P8"><text:s text:c="32"/>printf("Not Allocated for %s!!! free blocks not sufficient\n",value[s].file);</text:p>
      <text:p text:style-name="P8"><text:s text:c="32"/>end = 1;</text:p>
      <text:p text:style-name="P8"><text:s text:c="32"/>break;</text:p>
      <text:p text:style-name="P8"><text:s text:c="24"/>}</text:p>
      <text:p text:style-name="P8"><text:s text:c="24"/>i++;</text:p>
      <text:p text:style-name="P8"><text:s text:c="16"/>}</text:p>
      <text:p text:style-name="P8"><text:s text:c="16"/>if(end != 1)</text:p>
      <text:p text:style-name="P8"><text:s text:c="16"/>{</text:p>
      <text:p text:style-name="P8"><text:s text:c="24"/>printf("Filename : %s\nIndexed block Number : %d\nBlocks : ",value[s].file,in[s].block_id);</text:p>
      <text:p text:style-name="P8"><text:s text:c="24"/>for(int k=0;k&lt;value[s].req_block;k++)</text:p>
      <text:p text:style-name="P8"><text:s text:c="32"/>printf("%d ",in[s].blocks[k]);</text:p>
      <text:p text:style-name="P8"><text:s text:c="24"/>printf("\n");</text:p>
      <text:p text:style-name="P8"><text:s text:c="16"/>}</text:p>
      <text:p text:style-name="P8"/>
      <text:p text:style-name="P8"><text:s text:c="8"/>}</text:p>
      <text:p text:style-name="P8"><text:s text:c="8"/>printf("\n\n------------------------------------------------------\n\n");</text:p>
      <text:p text:style-name="P8"/>
      <text:p text:style-name="P8">}</text:p>
      <text:p text:style-name="P8"/>
      <text:p text:style-name="P8">void main()</text:p>
      <text:p text:style-name="P8">{</text:p>
      <text:p text:style-name="P9"><text:s text:c="8"/>printf("<text:span text:style-name="T1">INPUTS:”);</text:span></text:p>
      <text:p text:style-name="P8"><text:s text:c="8"/>printf("Enter the totalmemory : ");</text:p>
      <text:p text:style-name="P8"><text:s text:c="8"/>scanf("%d",&amp;memory);</text:p>
      <text:p text:style-name="P8"><text:s text:c="8"/>printf("Enter the block size : ");</text:p>
      <text:p text:style-name="P8"><text:s text:c="8"/>scanf("%d",&amp;block_size);</text:p>
      <text:p text:style-name="P8"><text:s text:c="8"/>no_blocks = memory/block_size;</text:p>
      <text:p text:style-name="P8"><text:s text:c="8"/>printf("Enter no of files : ");</text:p>
      <text:p text:style-name="P8"><text:s text:c="8"/>scanf("%d",&amp;no_file);</text:p>
      <text:p text:style-name="P8"><text:s text:c="8"/>for(int i=0;i&lt;no_file;i++)</text:p>
      <text:p text:style-name="P8"><text:s text:c="8"/>{</text:p>
      <text:p text:style-name="P8"><text:s text:c="16"/>printf("Enter the file name : ");</text:p>
      <text:p text:style-name="P8"><text:s text:c="16"/>scanf("%s",value[i].file);</text:p>
      <text:p text:style-name="P8"><text:s text:c="16"/>printf("Enter the size : ");</text:p>
      <text:p text:style-name="P8"><text:s text:c="16"/>scanf("%d",&amp;value[i].size);</text:p>
      <text:p text:style-name="P8"><text:s text:c="16"/>if(value[i].size%block_size == 0)</text:p>
      <text:p text:style-name="P8"><text:s text:c="24"/>value[i].req_block = value[i].size/block_size;</text:p>
      <text:p text:style-name="P8"><text:s text:c="16"/>else</text:p>
      <text:p text:style-name="P8"><text:s text:c="24"/>value[i].req_block = value[i].size/block_size + 1;</text:p>
      <text:p text:style-name="P8"/>
      <text:p text:style-name="P8"><text:soft-page-break/><text:s text:c="16"/>printf("%s %d %d\n",value[i].file,value[i].req_block,value[i].size);</text:p>
      <text:p text:style-name="P8"/>
      <text:p text:style-name="P8"><text:s text:c="8"/>}</text:p>
      <text:p text:style-name="P8"><text:s text:c="8"/>int choi;</text:p>
      <text:p text:style-name="P8"><text:s text:c="8"/>while(1)</text:p>
      <text:p text:style-name="P8"><text:s text:c="8"/>{</text:p>
      <text:p text:style-name="P8"><text:s text:c="16"/>for(int k=0;k&lt;no_blocks;k++)</text:p>
      <text:p text:style-name="P8"><text:s text:c="16"/>{</text:p>
      <text:p text:style-name="P8"><text:s text:c="24"/>contiguous[k].block_id = k+1;</text:p>
      <text:p text:style-name="P8"><text:s text:c="24"/>contiguous[k].flag = 0;</text:p>
      <text:p text:style-name="P8"><text:s text:c="16"/>}</text:p>
      <text:p text:style-name="P8"><text:s text:c="16"/><text:span text:style-name="T2">printf(“\nFILE ALLOCATION TECHNIQUES :\n”);</text:span></text:p>
      <text:p text:style-name="P8"><text:s text:c="16"/>printf("1:Contiguous\n2:Linked\n3:Indexed\n4:Exit\nYour Option : ");</text:p>
      <text:p text:style-name="P8"><text:s text:c="16"/>scanf("%d",&amp;choi);</text:p>
      <text:p text:style-name="P8"><text:s text:c="16"/>if(choi == 4)</text:p>
      <text:p text:style-name="P8"><text:s text:c="16"/>{</text:p>
      <text:p text:style-name="P8"><text:s text:c="24"/>printf("Exited.....\n");</text:p>
      <text:p text:style-name="P8"><text:s text:c="24"/>exit(0);</text:p>
      <text:p text:style-name="P8"><text:s text:c="16"/>}</text:p>
      <text:p text:style-name="P8"><text:s text:c="16"/>if(choi == 1)</text:p>
      <text:p text:style-name="P8"><text:s text:c="24"/>alloc_contiguous();</text:p>
      <text:p text:style-name="P8"><text:s text:c="16"/>if(choi == 2)</text:p>
      <text:p text:style-name="P8"><text:s text:c="24"/>alloc_linked();</text:p>
      <text:p text:style-name="P8"><text:s text:c="16"/>if(choi == 3)</text:p>
      <text:p text:style-name="P8"><text:s text:c="24"/>alloc_indexed();</text:p>
      <text:p text:style-name="P8"/>
      <text:p text:style-name="P8"><text:s text:c="8"/>}</text:p>
      <text:p text:style-name="P8">}</text:p>
      <text:p text:style-name="Preformatted_20_Text"/>
      <text:p text:style-name="P12"><text:span text:style-name="T3">OUTPUT</text:span> : </text:p>
      <text:p text:style-name="P8">pooja@pooja-PC:~/Desktop/OS$ gcc ex12.c -o ex12out</text:p>
      <text:p text:style-name="P8">pooja@pooja-PC:~/Desktop/OS$ ./ex12out</text:p>
      <text:p text:style-name="P10">INPUTS:</text:p>
      <text:p text:style-name="P8">Enter the totalmemory : 200</text:p>
      <text:p text:style-name="P8">Enter the block size : 10</text:p>
      <text:p text:style-name="P8">Enter no of files : 4</text:p>
      <text:p text:style-name="P8">Enter the file name : file1</text:p>
      <text:p text:style-name="P8">Enter the size : 35</text:p>
      <text:p text:style-name="P8">file1 4 35</text:p>
      <text:p text:style-name="P8">Enter the file name : file2</text:p>
      <text:p text:style-name="P8">Enter the size : 20</text:p>
      <text:p text:style-name="P8">file2 2 20</text:p>
      <text:p text:style-name="P8">Enter the file name : file3</text:p>
      <text:p text:style-name="P8">Enter the size : 50</text:p>
      <text:p text:style-name="P8">file3 5 50</text:p>
      <text:p text:style-name="P8">Enter the file name : file4</text:p>
      <text:p text:style-name="P8">Enter the size : 63</text:p>
      <text:p text:style-name="P8">file4 7 63</text:p>
      <text:p text:style-name="P8"/>
      <text:p text:style-name="P8">FILE ALLOCATION TECHNIQUES :</text:p>
      <text:p text:style-name="P8"/>
      <text:p text:style-name="P8">1:Contiguous</text:p>
      <text:p text:style-name="P8">2:Linked</text:p>
      <text:p text:style-name="P8">3:Indexed</text:p>
      <text:p text:style-name="P8">4:Exit</text:p>
      <text:p text:style-name="P8">Your Option : 1</text:p>
      <text:p text:style-name="P8"><text:soft-page-break/>-------------------Contiguous Allocation------------------</text:p>
      <text:p text:style-name="P8"/>
      <text:p text:style-name="P8">Filename <text:s text:c="4"/>Start <text:s text:c="3"/>Length</text:p>
      <text:p text:style-name="P8">file1 <text:s text:c="8"/>3 <text:s text:c="7"/>35</text:p>
      <text:p text:style-name="P8">file2 <text:s text:c="7"/>17 <text:s text:c="7"/>20</text:p>
      <text:p text:style-name="P8">file3 <text:s text:c="7"/>13 <text:s text:c="7"/>50</text:p>
      <text:p text:style-name="P8">Not Allocated for file4!!! Continuous blocks not available</text:p>
      <text:p text:style-name="P8"/>
      <text:p text:style-name="P8"/>
      <text:p text:style-name="P8">------------------------------------------------------</text:p>
      <text:p text:style-name="P11"/>
      <text:p text:style-name="P11">FILE ALLOCATION TECHNIQUES :</text:p>
      <text:p text:style-name="P11"/>
      <text:p text:style-name="P8">1:Contiguous</text:p>
      <text:p text:style-name="P8">2:Linked</text:p>
      <text:p text:style-name="P8">3:Indexed</text:p>
      <text:p text:style-name="P8">4:Exit</text:p>
      <text:p text:style-name="P8">Your Option : 2</text:p>
      <text:p text:style-name="P8">---------------------Linked Allocation--------------------</text:p>
      <text:p text:style-name="P8"/>
      <text:p text:style-name="P8">Filename <text:s text:c="9"/>block</text:p>
      <text:p text:style-name="P8">file1 <text:s text:c="12"/>10 2 3 8</text:p>
      <text:p text:style-name="P8">file2 <text:s text:c="12"/>11 20</text:p>
      <text:p text:style-name="P8">file3 <text:s text:c="13"/>4 7 1 13 17</text:p>
      <text:p text:style-name="P8">file4 <text:s text:c="12"/>12 9 16 19 14 5 18</text:p>
      <text:p text:style-name="P8"/>
      <text:p text:style-name="P8">------------------------------------------------------</text:p>
      <text:p text:style-name="P11"/>
      <text:p text:style-name="P11">FILE ALLOCATION TECHNIQUES :</text:p>
      <text:p text:style-name="P11"/>
      <text:p text:style-name="P8">1:Contiguous</text:p>
      <text:p text:style-name="P8">2:Linked</text:p>
      <text:p text:style-name="P8">3:Indexed</text:p>
      <text:p text:style-name="P8">4:Exit</text:p>
      <text:p text:style-name="P8">Your Option : 3</text:p>
      <text:p text:style-name="P8">---------------------Indexed Allocation-------------------</text:p>
      <text:p text:style-name="P8"/>
      <text:p text:style-name="P8">Filename : file1</text:p>
      <text:p text:style-name="P8">Indexed block Number : 19</text:p>
      <text:p text:style-name="P8">Blocks : 5 16 11 14 </text:p>
      <text:p text:style-name="P8">Filename : file2</text:p>
      <text:p text:style-name="P8">Indexed block Number : 7</text:p>
      <text:p text:style-name="P8">Blocks : 12 1 </text:p>
      <text:p text:style-name="P8">Filename : file3</text:p>
      <text:p text:style-name="P8">Indexed block Number : 17</text:p>
      <text:p text:style-name="P8">Blocks : 3 2 6 8 10 </text:p>
      <text:p text:style-name="P8">Not Allocated for file4!!! free blocks not sufficient</text:p>
      <text:p text:style-name="P8"/>
      <text:p text:style-name="P8">------------------------------------------------------</text:p>
      <text:p text:style-name="P11"/>
      <text:p text:style-name="P11">FILE ALLOCATION TECHNIQUES :</text:p>
      <text:p text:style-name="P11"/>
      <text:p text:style-name="P8">1:Contiguous</text:p>
      <text:p text:style-name="P8">2:Linked</text:p>
      <text:p text:style-name="P8">3:Indexed</text:p>
      <text:p text:style-name="P8">4:Exit</text:p>
      <text:p text:style-name="P8">Your Option : 4</text:p>
      <text:p text:style-name="P14">Exited.....</text:p>
      <text:p text:style-name="P1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9:01:49.641027517</meta:creation-date>
    <dc:date>2020-04-14T09:50:52.097076507</dc:date>
    <meta:editing-duration>PT8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9" meta:paragraph-count="387" meta:word-count="892" meta:character-count="12978" meta:non-whitespace-character-count="6285"/>
  </office:meta>
</office:document-meta>
</file>